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3<text:span text:style-name="T1">th</text:span> amendment abolishes slavery in 1865, congress will enforce it.</text:p>
      <text:p text:style-name="Standard">14<text:span text:style-name="T1">th</text:span> amendment provides universal citizenship and equal protection.</text:p>
      <text:p text:style-name="Standard"/>
      <text:p text:style-name="Standard">14<text:span text:style-name="T1">th</text:span> amendment July 4 1868. Section 2.</text:p>
      <text:p text:style-name="Standard">Reduces political power against racial minorities.</text:p>
      <text:p text:style-name="Standard"/>
      <text:p text:style-name="Standard">Section 4.</text:p>
      <text:p text:style-name="Standard">The United States government would not pay for debts owed to Confederacy.</text:p>
      <text:p text:style-name="Standard">The public debt of the United States is guaranteed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02T13:49:25.59</meta:creation-date>
    <meta:generator>OpenOffice/4.1.3$Win32 OpenOffice.org_project/413m1$Build-9783</meta:generator>
    <dc:date>2018-02-02T14:32:47.22</dc:date>
    <dc:creator>Timothy Cayer</dc:creator>
    <meta:editing-duration>PT43M16S</meta:editing-duration>
    <meta:editing-cycles>11</meta:editing-cycles>
    <meta:document-statistic meta:table-count="0" meta:image-count="0" meta:object-count="0" meta:page-count="1" meta:paragraph-count="7" meta:word-count="54" meta:character-count="356"/>
  </office:meta>
</office:document-meta>
</file>